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3pt" style:text-underline-style="solid" style:text-underline-width="auto" style:text-underline-color="font-color" officeooo:rsid="0002e914" officeooo:paragraph-rsid="0002e914" style:font-size-asian="11.3500003814697pt" style:font-size-complex="13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3pt" style:text-underline-style="solid" style:text-underline-width="auto" style:text-underline-color="font-color" officeooo:rsid="0002e914" officeooo:paragraph-rsid="0002e914" style:font-size-asian="11.3500003814697pt" style:font-size-complex="13pt"/>
    </style:style>
    <style:style style:name="P3" style:family="paragraph" style:parent-style-name="Standard">
      <style:text-properties fo:font-size="10.5pt" style:text-underline-style="none" officeooo:rsid="0002e914" officeooo:paragraph-rsid="0002e914" style:font-size-asian="9.14999961853027pt" style:font-size-complex="10.5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.5pt" style:text-underline-style="none" officeooo:rsid="0002e914" officeooo:paragraph-rsid="0002e914" style:font-size-asian="9.14999961853027pt" style:font-size-complex="10.5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T1" style:family="text">
      <style:text-properties fo:color="#3f7f5f" loext:opacity="100%" style:font-name="Monospace" fo:font-size="10pt" style:font-size-asian="10pt"/>
    </style:style>
    <style:style style:name="T2" style:family="text">
      <style:text-properties fo:color="#3f7f5f" loext:opacity="100%" style:font-name="Monospace" fo:font-size="10pt" style:text-underline-style="solid" style:text-underline-width="auto" style:text-underline-color="font-color" style:font-size-asian="10pt"/>
    </style:style>
    <style:style style:name="T3" style:family="text">
      <style:text-properties fo:color="#7f0055" loext:opacity="100%" style:font-name="Monospace" fo:font-size="10pt" fo:font-weight="bold" style:font-size-asian="10pt" style:font-weight-asian="bold"/>
    </style:style>
    <style:style style:name="T4" style:family="text">
      <style:text-properties fo:color="#000000" loext:opacity="100%" style:font-name="Monospace" fo:font-size="10pt" style:font-size-asian="10pt"/>
    </style:style>
    <style:style style:name="T5" style:family="text">
      <style:text-properties fo:color="#000000" loext:opacity="100%" style:font-name="Monospace" fo:font-size="10pt" fo:font-style="italic" style:font-size-asian="10pt" style:font-style-asian="italic"/>
    </style:style>
    <style:style style:name="T6" style:family="text">
      <style:text-properties fo:color="#6a3e3e" loext:opacity="100%" style:font-name="Monospace" fo:font-size="10pt" style:font-size-asian="10pt"/>
    </style:style>
    <style:style style:name="T7" style:family="text">
      <style:text-properties fo:color="#6a3e3e" loext:opacity="100%" style:font-name="Monospace" fo:font-size="10pt" style:text-underline-style="solid" style:text-underline-width="auto" style:text-underline-color="font-color" style:font-size-asian="10pt"/>
    </style:style>
    <style:style style:name="T8" style:family="text">
      <style:text-properties fo:color="#0000c0" loext:opacity="100%" style:font-name="Monospace" fo:font-size="10pt" fo:font-style="italic" fo:font-weight="bold" style:font-size-asian="10pt" style:font-style-asian="italic" style:font-weight-asian="bold"/>
    </style:style>
    <style:style style:name="T9" style:family="text">
      <style:text-properties fo:color="#2a00ff" loext:opacity="100%" style:font-name="Monospace" fo:font-size="10pt" style:font-size-asian="10pt"/>
    </style:style>
    <style:style style:name="T10" style:family="text">
      <style:text-properties fo:color="#00c87d" loext:opacity="100%" style:font-name="Monospace"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</text:p>
      <text:p text:style-name="P4"><text:span text:style-name="T1">/* File <text:tab/> <text:s/>: Exceptions.java</text:span></text:p>
      <text:p text:style-name="P5"><text:span text:style-name="T1"><text:s/>* Description <text:s text:c="3"/>:Exceptions</text:span></text:p>
      <text:p text:style-name="P5"><text:span text:style-name="T1"><text:s/>* Author<text:tab/> <text:s/>: </text:span><text:span text:style-name="T2">Maria</text:span><text:span text:style-name="T1"> Rose </text:span><text:span text:style-name="T2">Alex</text:span></text:p>
      <text:p text:style-name="P5"><text:span text:style-name="T1"><text:s/>* Version<text:tab/> <text:s/>: 1.0</text:span></text:p>
      <text:p text:style-name="P5"><text:span text:style-name="T1"><text:s/>* Date<text:tab/><text:tab/> <text:s/>: 10/11/2023</text:span></text:p>
      <text:p text:style-name="P5"><text:span text:style-name="T1"><text:s/>*/</text:span></text:p>
      <text:p text:style-name="P5"><text:span text:style-name="T3">import</text:span><text:span text:style-name="T4"> java.util.Scanner;</text:span></text:p>
      <text:p text:style-name="P5"><text:span text:style-name="T3">public</text:span><text:span text:style-name="T4"> </text:span><text:span text:style-name="T3">class</text:span><text:span text:style-name="T4"> Exceptions {</text:span></text:p>
      <text:p text:style-name="P5"><text:span text:style-name="T4"><text:tab/></text:span><text:span text:style-name="T3">public</text:span><text:span text:style-name="T4"> </text:span><text:span text:style-name="T3">static</text:span><text:span text:style-name="T4"> </text:span><text:span text:style-name="T3">void</text:span><text:span text:style-name="T4"> main(String[] </text:span><text:span text:style-name="T6">args</text:span><text:span text:style-name="T4">) {</text:span></text:p>
      <text:p text:style-name="P5"><text:span text:style-name="T4"><text:tab/><text:tab/></text:span><text:span text:style-name="T5">Division</text:span><text:span text:style-name="T4">();</text:span></text:p>
      <text:p text:style-name="P6"/>
      <text:p text:style-name="P5"><text:span text:style-name="T4"><text:tab/>}</text:span></text:p>
      <text:p text:style-name="P5"><text:span text:style-name="T4"><text:tab/></text:span><text:span text:style-name="T3">public</text:span><text:span text:style-name="T4"> </text:span><text:span text:style-name="T3">static</text:span><text:span text:style-name="T4"> </text:span><text:span text:style-name="T3">void</text:span><text:span text:style-name="T4"> Division() {</text:span></text:p>
      <text:p text:style-name="P5"><text:span text:style-name="T4"><text:tab/><text:tab/>Scanner </text:span><text:span text:style-name="T7">scan</text:span><text:span text:style-name="T4"> = </text:span><text:span text:style-name="T3">new</text:span><text:span text:style-name="T4"> Scanner(System.</text:span><text:span text:style-name="T8">in</text:span><text:span text:style-name="T4">);</text:span></text:p>
      <text:p text:style-name="P5"><text:span text:style-name="T4"><text:tab/><text:tab/></text:span><text:span text:style-name="T3">int</text:span><text:span text:style-name="T4"> </text:span><text:span text:style-name="T6">result</text:span><text:span text:style-name="T4"> = 0;</text:span></text:p>
      <text:p text:style-name="P5"><text:span text:style-name="T4"><text:tab/><text:tab/></text:span><text:span text:style-name="T3">while</text:span><text:span text:style-name="T4"> (</text:span><text:span text:style-name="T3">true</text:span><text:span text:style-name="T4">) {</text:span></text:p>
      <text:p text:style-name="P5"><text:span text:style-name="T4"><text:tab/><text:tab/><text:tab/>System.</text:span><text:span text:style-name="T8">out</text:span><text:span text:style-name="T4">.println(</text:span><text:span text:style-name="T9">"Enter the number-1: "</text:span><text:span text:style-name="T4">);</text:span></text:p>
      <text:p text:style-name="P5"><text:span text:style-name="T4"><text:tab/><text:tab/><text:tab/></text:span><text:span text:style-name="T3">int</text:span><text:span text:style-name="T4"> </text:span><text:span text:style-name="T6">one</text:span><text:span text:style-name="T4"> = </text:span><text:span text:style-name="T6">scan</text:span><text:span text:style-name="T4">.nextInt();</text:span></text:p>
      <text:p text:style-name="P5"><text:span text:style-name="T4"><text:tab/><text:tab/><text:tab/>System.</text:span><text:span text:style-name="T8">out</text:span><text:span text:style-name="T4">.println(</text:span><text:span text:style-name="T9">"Enter the number-2: "</text:span><text:span text:style-name="T4">);</text:span></text:p>
      <text:p text:style-name="P5"><text:span text:style-name="T4"><text:tab/><text:tab/><text:tab/></text:span><text:span text:style-name="T3">int</text:span><text:span text:style-name="T4"> </text:span><text:span text:style-name="T6">two</text:span><text:span text:style-name="T4"> = </text:span><text:span text:style-name="T6">scan</text:span><text:span text:style-name="T4">.nextInt();</text:span></text:p>
      <text:p text:style-name="P5"><text:span text:style-name="T4"><text:tab/><text:tab/><text:tab/></text:span><text:span text:style-name="T3">try</text:span><text:span text:style-name="T4"> {</text:span></text:p>
      <text:p text:style-name="P5"><text:span text:style-name="T4"><text:tab/><text:tab/><text:tab/><text:tab/></text:span><text:span text:style-name="T6">result</text:span><text:span text:style-name="T4"> = </text:span><text:span text:style-name="T6">one</text:span><text:span text:style-name="T4"> / </text:span><text:span text:style-name="T6">two</text:span><text:span text:style-name="T4">;</text:span></text:p>
      <text:p text:style-name="P5"><text:span text:style-name="T4"><text:tab/><text:tab/><text:tab/><text:tab/></text:span><text:span text:style-name="T3">if</text:span><text:span text:style-name="T4">(</text:span><text:span text:style-name="T6">two</text:span><text:span text:style-name="T4">!=0) {</text:span></text:p>
      <text:p text:style-name="P5"><text:span text:style-name="T4"><text:tab/><text:tab/><text:tab/><text:tab/><text:tab/>System.</text:span><text:span text:style-name="T8">out</text:span><text:span text:style-name="T4">.println(</text:span><text:span text:style-name="T9">"Result: "</text:span><text:span text:style-name="T4">+</text:span><text:span text:style-name="T6">result</text:span><text:span text:style-name="T4">);</text:span></text:p>
      <text:p text:style-name="P5"><text:span text:style-name="T4"><text:tab/><text:tab/><text:tab/><text:tab/>}</text:span></text:p>
      <text:p text:style-name="P5"><text:span text:style-name="T4"><text:tab/><text:tab/><text:tab/>}</text:span></text:p>
      <text:p text:style-name="P5"><text:span text:style-name="T4"><text:tab/><text:tab/><text:tab/></text:span><text:span text:style-name="T3">catch</text:span><text:span text:style-name="T4"> (ArithmeticException </text:span><text:span text:style-name="T6">e</text:span><text:span text:style-name="T4">) {</text:span></text:p>
      <text:p text:style-name="P5"><text:span text:style-name="T4"><text:tab/><text:tab/><text:tab/><text:tab/>System.</text:span><text:span text:style-name="T8">out</text:span><text:span text:style-name="T4">.println(</text:span><text:span text:style-name="T9">"/ by zero"</text:span><text:span text:style-name="T4">);</text:span></text:p>
      <text:p text:style-name="P5"><text:span text:style-name="T4"><text:tab/><text:tab/><text:tab/>}</text:span></text:p>
      <text:p text:style-name="P5"><text:span text:style-name="T4"><text:tab/><text:tab/><text:tab/></text:span><text:span text:style-name="T3">finally</text:span><text:span text:style-name="T4"> {</text:span></text:p>
      <text:p text:style-name="P5"><text:span text:style-name="T4"><text:tab/><text:tab/><text:tab/>System.</text:span><text:span text:style-name="T8">out</text:span><text:span text:style-name="T4">.println(</text:span><text:span text:style-name="T9">"End of Operation."</text:span><text:span text:style-name="T4">);</text:span></text:p>
      <text:p text:style-name="P5"><text:span text:style-name="T4"><text:tab/><text:tab/><text:tab/>System.</text:span><text:span text:style-name="T8">out</text:span><text:span text:style-name="T4">.println(</text:span><text:span text:style-name="T9">"Do you want to continue (y/n): "</text:span><text:span text:style-name="T4">);<text:tab/></text:span></text:p>
      <text:p text:style-name="P5"><text:span text:style-name="T4"><text:tab/><text:tab/><text:tab/>}</text:span></text:p>
      <text:p text:style-name="P5"><text:span text:style-name="T4"><text:tab/><text:tab/></text:span></text:p>
      <text:p text:style-name="P5"><text:span text:style-name="T4"><text:tab/><text:tab/><text:tab/>String </text:span><text:span text:style-name="T6">choice</text:span><text:span text:style-name="T4"> = </text:span><text:span text:style-name="T6">scan</text:span><text:span text:style-name="T4">.next();</text:span></text:p>
      <text:p text:style-name="P5"><text:span text:style-name="T4"><text:tab/><text:tab/><text:tab/></text:span><text:span text:style-name="T3">char</text:span><text:span text:style-name="T4"> [] </text:span><text:span text:style-name="T6">answer</text:span><text:span text:style-name="T4"> = </text:span><text:span text:style-name="T6">choice</text:span><text:span text:style-name="T4">.toCharArray();</text:span></text:p>
      <text:p text:style-name="P5"><text:span text:style-name="T4"><text:tab/><text:tab/><text:tab/></text:span><text:span text:style-name="T3">if</text:span><text:span text:style-name="T4"> (</text:span><text:span text:style-name="T6">answer</text:span><text:span text:style-name="T4">[0] == </text:span><text:span text:style-name="T9">'n'</text:span><text:span text:style-name="T4">) {</text:span></text:p>
      <text:p text:style-name="P5"><text:span text:style-name="T4"><text:tab/><text:tab/><text:tab/><text:tab/></text:span><text:span text:style-name="T3">break</text:span><text:span text:style-name="T4">;</text:span></text:p>
      <text:p text:style-name="P5"><text:span text:style-name="T4"><text:tab/><text:tab/><text:tab/>}</text:span></text:p>
      <text:p text:style-name="P5"><text:span text:style-name="T4"><text:tab/><text:tab/><text:tab/><text:tab/></text:span></text:p>
      <text:p text:style-name="P5"><text:span text:style-name="T4"><text:tab/><text:tab/><text:tab/></text:span></text:p>
      <text:p text:style-name="P5"><text:span text:style-name="T4"><text:tab/><text:tab/>}</text:span></text:p>
      <text:p text:style-name="P5"><text:span text:style-name="T4"><text:tab/><text:tab/></text:span></text:p>
      <text:p text:style-name="P5"><text:span text:style-name="T4"><text:tab/>}</text:span></text:p>
      <text:p text:style-name="P6"/>
      <text:p text:style-name="P5"><text:span text:style-name="T4">}</text:span></text:p>
      <text:p text:style-name="P6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3"/>
      <text:p text:style-name="P3"/>
      <text:p text:style-name="P3"/>
      <text:p text:style-name="P1"><text:soft-page-break/>Output</text:p>
      <text:p text:style-name="P2"><text:span text:style-name="T4">Enter the number-1: </text:span></text:p>
      <text:p text:style-name="P5"><text:span text:style-name="T10">10</text:span></text:p>
      <text:p text:style-name="P5"><text:span text:style-name="T4">Enter the number-2: </text:span></text:p>
      <text:p text:style-name="P5"><text:span text:style-name="T10">2</text:span></text:p>
      <text:p text:style-name="P5"><text:span text:style-name="T4">Result: 5</text:span></text:p>
      <text:p text:style-name="P5"><text:span text:style-name="T4">End of Operation.</text:span></text:p>
      <text:p text:style-name="P5"><text:span text:style-name="T4">Do you want to continue (y/n): </text:span></text:p>
      <text:p text:style-name="P5"><text:span text:style-name="T10">y</text:span></text:p>
      <text:p text:style-name="P5"><text:span text:style-name="T4">Enter the number-1: </text:span></text:p>
      <text:p text:style-name="P5"><text:span text:style-name="T10">3</text:span></text:p>
      <text:p text:style-name="P5"><text:span text:style-name="T4">Enter the number-2: </text:span></text:p>
      <text:p text:style-name="P5"><text:span text:style-name="T10">0</text:span></text:p>
      <text:p text:style-name="P5"><text:span text:style-name="T4">/ by zero</text:span></text:p>
      <text:p text:style-name="P5"><text:span text:style-name="T4">End of Operation.</text:span></text:p>
      <text:p text:style-name="P5"><text:span text:style-name="T4">Do you want to continue (y/n): </text:span></text:p>
      <text:p text:style-name="P1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10:28:27.053700395</meta:creation-date>
    <dc:date>2023-12-08T10:38:19.787605107</dc:date>
    <meta:editing-duration>PT9M53S</meta:editing-duration>
    <meta:editing-cycles>1</meta:editing-cycles>
    <meta:document-statistic meta:table-count="0" meta:image-count="0" meta:object-count="0" meta:page-count="2" meta:paragraph-count="61" meta:word-count="164" meta:character-count="1121" meta:non-whitespace-character-count="891"/>
    <meta:generator>LibreOffice/7.3.7.2$Linux_X86_64 LibreOffice_project/30$Build-2</meta:generator>
  </office:meta>
</office:document-meta>
</file>